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1" style:family="table-cell">
      <style:table-cell-properties fo:padding="0.97mm" fo:border-left="0.0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none" fo:border-top="none" fo:border-bottom="0.05pt solid #000000"/>
    </style:style>
    <style:style style:name="Table3.D11" style:family="table-cell">
      <style:table-cell-properties fo:padding="0.97mm" fo:border-left="0.05pt solid #000000" fo:border-right="none" fo:border-top="none" fo:border-bottom="0.05pt solid #000000"/>
    </style:style>
    <style:style style:name="Table3.E11" style:family="table-cell">
      <style:table-cell-properties fo:padding="0.97mm" fo:border-left="0.0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none" fo:border-top="none" fo:border-bottom="0.05pt solid #000000"/>
    </style:style>
    <style:style style:name="Table3.H11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3" style:family="paragraph" style:parent-style-name="Text_20_body">
      <style:paragraph-properties fo:break-before="page"/>
      <style:text-properties style:text-underline-style="none"/>
    </style:style>
    <style:style style:name="P24" style:family="paragraph" style:parent-style-name="Text_20_body">
      <style:text-properties officeooo:paragraph-rsid="0037c304"/>
    </style:style>
    <style:style style:name="T1" style:family="text">
      <style:text-properties officeooo:rsid="00362599"/>
    </style:style>
    <style:style style:name="T2" style:family="text">
      <style:text-properties officeooo:rsid="0037c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eneral Ledger</text:p>
      <text:p text:style-name="P24"><text:span text:style-name="T2">Fiscal Year: </text:span><text:placeholder text:placeholder-type="text">&lt;fiscalyear.rec_name&gt;</text:placeholder></text:p>
      <text:p text:style-name="P24"><text:span text:style-name="T2">From Period</text:span>: <text:placeholder text:placeholder-type="text">&lt;start_period.name if start_period else ''&gt;</text:placeholder></text:p>
      <text:p text:style-name="P24"><text:span text:style-name="T2">To </text:span>Period: <text:placeholder text:placeholder-type="text">&lt;end_period.name if end_period else ''&gt;</text:placeholder></text:p>
      <text:p text:style-name="P18"><text:placeholder text:placeholder-type="text">&lt;for each="account in accounts"&gt;</text:placeholder></text:p>
      <text:p text:style-name="P23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2">Balance</text:p>
          </table:table-cell>
          <table:covered-table-cell/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><text:placeholder text:placeholder-type="text">&lt;format_currency(account.end_balance, user.language, 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><text:placeholder text:placeholder-type="text">&lt;format_currency(account.start_balance, user.language, 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4"><text:placeholder text:placeholder-type="text">&lt;for each="line in account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7"><text:placeholder text:placeholder-type="text">&lt;format_date(line.date, user.language)&gt;</text:placeholder></text:p>
          </table:table-cell>
          <table:table-cell table:style-name="Table3.B11" office:value-type="string">
            <text:p text:style-name="P10"><text:placeholder text:placeholder-type="text">&lt;line.move.rec_name&gt;</text:placeholder></text:p>
          </table:table-cell>
          <table:table-cell table:style-name="Table3.C11" office:value-type="string">
            <text:p text:style-name="P11"><text:placeholder text:placeholder-type="text">&lt;format_currency(line.debit, user.language, company.currency)&gt;</text:placeholder></text:p>
          </table:table-cell>
          <table:table-cell table:style-name="Table3.D11" office:value-type="string">
            <text:p text:style-name="P11"><text:placeholder text:placeholder-type="text">&lt;format_currency(line.credit, user.language, company.currency)&gt;</text:placeholder></text:p>
          </table:table-cell>
          <table:table-cell table:style-name="Table3.E11" office:value-type="string">
            <text:p text:style-name="P11"><text:placeholder text:placeholder-type="text">&lt;format_currency(line.balance, user.language, company.currency)&gt;</text:placeholder></text:p>
          </table:table-cell>
          <table:table-cell table:style-name="Table3.F11" office:value-type="string">
            <text:p text:style-name="P10"><text:placeholder text:placeholder-type="text">&lt;line.description or ''&gt;</text:placeholder><text:line-break/><text:placeholder text:placeholder-type="text">&lt;line.move_description or ''&gt;</text:placeholder></text:p>
          </table:table-cell>
          <table:table-cell table:style-name="Table3.G11" office:value-type="string">
            <text:p text:style-name="P10"><text:placeholder text:placeholder-type="text">&lt;line.origin.rec_name if line.origin else ''&gt;</text:placeholder></text:p>
          </table:table-cell>
          <table:table-cell table:style-name="Table3.H11" office:value-type="string">
            <text:p text:style-name="P10"><text:placeholder text:placeholder-type="text">&lt;line.state_string&gt;</text:placeholder></text:p>
          </table:table-cell>
        </table:table-row>
        <table:table-row table:style-name="Table3.1">
          <table:table-cell table:style-name="Table3.A1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_currency(account.end_debit - account.start_deb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account.end_credit - account.start_cred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(account.end_debit - account.end_credit) - (account.start_debit - account.start_credit), user.language, 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><text:placeholder text:placeholder-type="text">&lt;format_currency(account.end_balance, user.language, 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4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49" meta:word-count="123" meta:character-count="1538" meta:non-whitespace-character-count="1464"/>
    <meta:user-defined meta:name="Info 1"/>
    <meta:user-defined meta:name="Info 2"/>
    <meta:user-defined meta:name="Info 3"/>
    <meta:user-defined meta:name="Info 4"/>
  </office:meta>
</office:document-meta>
</file>